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/>
          <table:table-cell table:number-columns-repeated="2" office:value-type="percentage" office:value="0.9333" calcext:value-type="percentage">
            <text:p>93,3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/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942" calcext:value-type="float">
            <text:p>10942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8325" calcext:value-type="percentage">
            <text:p>95,83%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6T18:59:14.330400397</dc:date>
    <meta:editing-duration>P1DT1H51M49S</meta:editing-duration>
    <meta:editing-cycles>761</meta:editing-cycles>
    <meta:generator>LibreOffice/7.4.1.2$Linux_X86_64 LibreOffice_project/40$Build-2</meta:generator>
    <meta:document-statistic meta:table-count="2" meta:cell-count="1396" meta:object-count="0"/>
  </office:meta>
</office:document-meta>
</file>